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29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3" style:family="table-cell" style:parent-style-name="Default" style:data-style-name="N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style:cell-protect="protected" style:print-content="true" fo:border-left="0.002cm solid #000000" fo:border-right="none" fo:border-top="none"/>
    </style:style>
    <style:style style:name="ce3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/>
    </style:style>
    <style:style style:name="ce45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8" style:family="table-cell" style:parent-style-name="Default" style:data-style-name="N1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5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otected="true" table:protection-key="i/lRz5A+zGIoEtR7EVfRo6+p+9w=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40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Zelhana</text:p>
          </table:table-cell>
          <table:table-cell table:style-name="ce25" table:number-columns-repeated="2"/>
          <table:table-cell table:style-name="ce33" table:number-columns-spanned="3" table:number-rows-spanned="8"/>
          <table:covered-table-cell table:style-name="ce25"/>
          <table:covered-table-cell table:style-name="ce41"/>
          <table:table-cell table:style-name="ce4" office:value-type="string">
            <text:p>Caractéristiques du personnage :</text:p>
          </table:table-cell>
          <table:table-cell table:style-name="ce25" table:number-columns-repeated="4"/>
          <table:table-cell table:style-name="ce51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Mutant</text:p>
          </table:table-cell>
          <table:table-cell table:style-name="ce20"/>
          <table:table-cell table:style-name="ce15"/>
          <table:covered-table-cell table:style-name="ce34"/>
          <table:covered-table-cell table:style-name="ce15"/>
          <table:covered-table-cell table:style-name="ce42"/>
          <table:table-cell table:style-name="ce6" office:value-type="string">
            <text:p>FOR</text:p>
          </table:table-cell>
          <table:table-cell table:style-name="ce19" table:content-validation-name="val10" office:value-type="float" office:value="8">
            <text:p>8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11">
            <text:p>11</text:p>
          </table:table-cell>
          <table:table-cell office:value-type="string">
            <text:p>POU</text:p>
          </table:table-cell>
          <table:table-cell table:style-name="ce52" table:content-validation-name="val10" office:value-type="float" office:value="15">
            <text:p>1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Feminin</text:p>
          </table:table-cell>
          <table:table-cell table:style-name="ce20"/>
          <table:table-cell table:style-name="ce15"/>
          <table:covered-table-cell table:style-name="ce34"/>
          <table:covered-table-cell table:style-name="ce15"/>
          <table:covered-table-cell table:style-name="ce42"/>
          <table:table-cell table:style-name="ce6" office:value-type="string">
            <text:p>CON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13">
            <text:p>13</text:p>
          </table:table-cell>
          <table:table-cell office:value-type="string">
            <text:p>Idée</text:p>
          </table:table-cell>
          <table:table-cell table:style-name="ce53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covered-table-cell table:style-name="ce6"/>
          <table:covered-table-cell table:style-name="ce20"/>
          <table:covered-table-cell table:style-name="ce42"/>
          <table:table-cell table:style-name="ce6" office:value-type="string">
            <text:p>TAI</text:p>
          </table:table-cell>
          <table:table-cell table:style-name="ce19" table:content-validation-name="val10" office:value-type="float" office:value="10">
            <text:p>10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Chance</text:p>
          </table:table-cell>
          <table:table-cell table:style-name="ce53" table:formula="of:=[.N3]*5" office:value-type="float" office:value="75">
            <text:p>7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<text:s/></text:p>
          </table:table-cell>
          <table:table-cell table:style-name="ce26"/>
          <table:table-cell/>
          <table:covered-table-cell table:style-name="ce6"/>
          <table:covered-table-cell table:style-name="ce20"/>
          <table:covered-table-cell table:style-name="ce42"/>
          <table:table-cell table:style-name="ce6"/>
          <table:table-cell table:number-columns-repeated="4"/>
          <table:table-cell table:style-name="ce53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2">
            <text:p>22</text:p>
          </table:table-cell>
          <table:table-cell table:style-name="ce26" table:content-validation-name="val6"/>
          <table:table-cell/>
          <table:covered-table-cell table:style-name="ce6"/>
          <table:covered-table-cell table:style-name="ce20"/>
          <table:covered-table-cell table:style-name="ce42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/>
          <table:table-cell office:value-type="string">
            <text:p>/</text:p>
          </table:table-cell>
          <table:table-cell table:style-name="ce53" table:formula="of:=ROUNDUP(([.J4]+[.J5])/2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covered-table-cell table:style-name="ce6"/>
          <table:covered-table-cell table:style-name="ce39"/>
          <table:covered-table-cell table:style-name="ce42"/>
          <table:table-cell table:style-name="ce5" office:value-type="string">
            <text:p>Points d’Énergie :</text:p>
          </table:table-cell>
          <table:table-cell table:number-columns-repeated="2"/>
          <table:table-cell table:style-name="ce19" table:content-validation-name="val12"/>
          <table:table-cell office:value-type="string">
            <text:p>/</text:p>
          </table:table-cell>
          <table:table-cell table:style-name="ce53" table:formula="of:=[.N3]" office:value-type="float" office:value="15">
            <text:p>15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Aucun">
            <text:p>Aucun</text:p>
          </table:table-cell>
          <table:table-cell table:style-name="ce21"/>
          <table:covered-table-cell table:style-name="ce35"/>
          <table:covered-table-cell table:style-name="ce21"/>
          <table:covered-table-cell table:style-name="ce43"/>
          <table:table-cell table:style-name="ce7" office:value-type="string">
            <text:p>Points de Santé Mentale :</text:p>
          </table:table-cell>
          <table:table-cell table:style-name="ce47" table:number-columns-repeated="2"/>
          <table:table-cell table:style-name="ce48" table:content-validation-name="val13"/>
          <table:table-cell table:style-name="ce47" office:value-type="string">
            <text:p>/</text:p>
          </table:table-cell>
          <table:table-cell table:style-name="ce54" table:formula="of:=[.L5]+[.J4]+[.N3]" office:value-type="float" office:value="38">
            <text:p>38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number-columns-repeated="1011"/>
        </table:table-row>
        <table:table-row table:style-name="ro2">
          <table:table-cell/>
          <table:table-cell table:style-name="ce9" office:value-type="string">
            <text:p>Connaissance (INT)</text:p>
          </table:table-cell>
          <table:table-cell table:style-name="ce22" table:number-columns-repeated="2"/>
          <table:table-cell table:style-name="ce9" office:value-type="string">
            <text:p>Perception (INT, POU)</text:p>
          </table:table-cell>
          <table:table-cell table:style-name="ce36"/>
          <table:table-cell table:style-name="ce22"/>
          <table:table-cell table:style-name="ce44"/>
          <table:table-cell table:style-name="ce9" office:value-type="string">
            <text:p>Agilité (DEX, FOR, TAI)</text:p>
          </table:table-cell>
          <table:table-cell table:style-name="ce22" table:number-columns-repeated="2"/>
          <table:table-cell table:style-name="ce44"/>
          <table:table-cell table:style-name="ce9" office:value-type="string">
            <text:p>Calculs Bases</text:p>
          </table:table-cell>
          <table:table-cell table:style-name="ce55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CON %</text:p>
          </table:table-cell>
          <table:table-cell table:style-name="ce53" table:formula="of:=IF([.L5]&lt;12; 5; IF([.L5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45" table:content-validation-name="val8" office:value-type="float" office:value="15">
            <text:p>15</text:p>
          </table:table-cell>
          <table:table-cell table:style-name="ce10" office:value-type="string">
            <text:p>PER %</text:p>
          </table:table-cell>
          <table:table-cell table:style-name="ce53" table:formula="of:=IF(([.L5]+[.N3])/2&lt;12; 5; IF(([.L5]+[.N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45" table:content-validation-name="val8" office:value-type="float" office:value="15">
            <text:p>15</text:p>
          </table:table-cell>
          <table:table-cell table:style-name="ce10" office:value-type="string">
            <text:p>COM %</text:p>
          </table:table-cell>
          <table:table-cell table:style-name="ce53" table:formula="of:=IF(([.L3]+[.J3])/2&lt;12; 5; IF(([.L3]+[.J3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27" table:content-validation-name="val8" office:value-type="float" office:value="20">
            <text:p>20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45" table:content-validation-name="val8" office:value-type="float" office:value="15">
            <text:p>15</text:p>
          </table:table-cell>
          <table:table-cell table:style-name="ce10" office:value-type="string">
            <text:p>AGI %</text:p>
          </table:table-cell>
          <table:table-cell table:style-name="ce53" table:formula="of:=IF(([.L3]+[.J3]+[.J5])/3&lt;12; 5; IF(([.L3]+[.J3]+[.J5])/3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MAN %</text:p>
          </table:table-cell>
          <table:table-cell table:style-name="ce53" table:formula="of:=IF(([.L3]+[.L5])/2&lt;11; 5; IF(([.L3]+[.L5])/2&lt;15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27" table:content-validation-name="val8" office:value-type="float" office:value="20">
            <text:p>20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45" table:content-validation-name="val8" office:value-type="float" office:value="15">
            <text:p>15</text:p>
          </table:table-cell>
          <table:table-cell table:style-name="ce10" office:value-type="string">
            <text:p>SOC %</text:p>
          </table:table-cell>
          <table:table-cell table:style-name="ce53" table:formula="of:=IF(([.L5]+[.L4])/2&lt;12; 5; IF(([.L5]+[.L4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45" table:content-validation-name="val8" office:value-type="float" office:value="35">
            <text:p>35</text:p>
          </table:table-cell>
          <table:table-cell table:style-name="ce10"/>
          <table:table-cell table:style-name="ce8" table:number-columns-repeated="2"/>
          <table:table-cell table:style-name="ce30"/>
          <table:table-cell table:style-name="ce10" office:value-type="string">
            <text:p>EFF %</text:p>
          </table:table-cell>
          <table:table-cell table:style-name="ce53" table:formula="of:=IF([.N3]&lt;12; 5; IF([.N3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45" table:content-validation-name="val8" office:value-type="float" office:value="10">
            <text:p>10</text:p>
          </table:table-cell>
          <table:table-cell table:style-name="ce31" office:value-type="string">
            <text:p>Manipulation (INT, DEX)</text:p>
          </table:table-cell>
          <table:table-cell table:style-name="ce8" table:number-columns-repeated="2"/>
          <table:table-cell table:style-name="ce30"/>
          <table:table-cell table:style-name="ce10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31" office:value-type="string">
            <text:p>Points à répartir</text:p>
          </table:table-cell>
          <table:table-cell table:style-name="ce53"/>
          <table:table-cell table:number-columns-repeated="1010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31" office:value-type="string">
            <text:p>Combat (DEX, FOR)</text:p>
          </table:table-cell>
          <table:table-cell table:style-name="ce37"/>
          <table:table-cell table:style-name="ce8"/>
          <table:table-cell table:style-name="ce30"/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45" table:content-validation-name="val8" office:value-type="float" office:value="20">
            <text:p>20</text:p>
          </table:table-cell>
          <table:table-cell table:style-name="ce10" office:value-type="string">
            <text:p>Reste</text:p>
          </table:table-cell>
          <table:table-cell table:style-name="ce53" table:content-validation-name="val14" table:formula="of:=300 + [.N37] + [.N19] * COUNTA([.G41:.G55]) - SUM([.D13:.D28])  - SUM([.D30:.D36])  - SUM([.H13:.H20])  - SUM([.H23:.H31])  - SUM([.L13:.L18]) - SUM([.L21:.L27]) - SUM([.L30:.L37]) - SUM([.G41:.G55]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Droit, Admin. et Usages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45" table:content-validation-name="val8" office:value-type="float" office:value="22">
            <text:p>22</text:p>
          </table:table-cell>
          <table:table-cell table:style-name="ce31" office:value-type="string">
            <text:p>Infos points</text:p>
          </table:table-cell>
          <table:table-cell table:style-name="ce53"/>
          <table:table-cell table:number-columns-repeated="1010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50" office:value-type="string">
            <text:p>Pts Esqu.</text:p>
          </table:table-cell>
          <table:table-cell table:style-name="ce53" table:formula="of:=[.L3]*2" office:value-type="float" office:value="22">
            <text:p>22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50" office:value-type="string">
            <text:p>Pts Lang.</text:p>
          </table:table-cell>
          <table:table-cell table:style-name="ce53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27" table:content-validation-name="val8" office:value-type="float" office:value="70">
            <text:p>7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Pts Divin</text:p>
          </table:table-cell>
          <table:table-cell table:style-name="ce53" table:formula="of:=IF([.C6]=&quot; &quot;; 0;20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étrangèr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/>
          <table:table-cell table:style-name="ce8" table:number-columns-repeated="2"/>
          <table:table-cell table:style-name="ce30"/>
          <table:table-cell table:style-name="ce10" office:value-type="string">
            <text:p>Pts Peuple</text:p>
          </table:table-cell>
          <table:table-cell table:style-name="ce53" table:formula="of:=IF([.C3]=&quot;Humain&quot;; 85; IF([.C3]=&quot;Elfe&quot;; 90; IF([.C3]=&quot;Nain&quot;; 80; IF([.C3]=&quot;Mutant&quot;; 95; IF([.C3]=&quot;Pan&quot;; 90; IF([.C3]=&quot;Arlénien&quot;; 100; 0))))))" office:value-type="float" office:value="95">
            <text:p>95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>
            <text:p>(_______________)</text:p>
          </table:table-cell>
          <table:table-cell table:style-name="ce8"/>
          <table:table-cell table:style-name="ce8" table:content-validation-name="val9"/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31" office:value-type="string">
            <text:p>Sociales (INT, APP)</text:p>
          </table:table-cell>
          <table:table-cell table:style-name="ce8" table:number-columns-repeated="2"/>
          <table:table-cell table:style-name="ce30"/>
          <table:table-cell table:style-name="ce10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Pts Con.</text:p>
          </table:table-cell>
          <table:table-cell table:style-name="ce53" table:formula="of:=[.N13] * (COUNTA ([.D13:.D26]) + COUNTA ([.D28]) + COUNTA ([.D30:.D36]) + COUNTBLANK ([.D13:.D26]) + COUNTBLANK ([.D28]) + COUNTBLANK ([.D30:.D36]))"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45" table:content-validation-name="val8" office:value-type="float" office:value="5">
            <text:p>5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Pts Per.</text:p>
          </table:table-cell>
          <table:table-cell table:style-name="ce53" table:formula="of:=[.N14] * (COUNTA ([.H13:.H20]) + COUNTBLANK ([.H13:.H20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Pts Com.</text:p>
          </table:table-cell>
          <table:table-cell table:style-name="ce53" table:formula="of:=[.N15] * (COUNTA ([.H23:.H31]) + COUNTBLANK ([.H23:.H31]))" office:value-type="float" office:value="45">
            <text:p>4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45" table:content-validation-name="val8" office:value-type="float" office:value="20">
            <text:p>20</text:p>
          </table:table-cell>
          <table:table-cell table:style-name="ce10" office:value-type="string">
            <text:p>Pts Agi.</text:p>
          </table:table-cell>
          <table:table-cell table:style-name="ce53" table:formula="of:=[.N16] * (COUNTA ([.L13:.L18]) + COUNTBLANK ([.L13:.L18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 office:value-type="string">
            <text:p>Pts Man.</text:p>
          </table:table-cell>
          <table:table-cell table:style-name="ce53" table:formula="of:=[.N17] * (COUNTA ([.L21:.L23]) + COUNTBLANK ([.L21:.L23]))  + [.N17] * (COUNTA ([.L25:.L27]) + COUNTBLANK ([.L25:.L27]))" office:value-type="float" office:value="60">
            <text:p>6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45" table:content-validation-name="val8" office:value-type="float" office:value="35">
            <text:p>35</text:p>
          </table:table-cell>
          <table:table-cell table:style-name="ce10" office:value-type="string">
            <text:p>Pts Soc.</text:p>
          </table:table-cell>
          <table:table-cell table:style-name="ce53" table:formula="of:=[.N18] * (COUNTA ([.L30:.L37]) + COUNTBLANK ([.L30:.L37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0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45" table:content-validation-name="val8" office:value-type="float" office:value="10">
            <text:p>10</text:p>
          </table:table-cell>
          <table:table-cell table:style-name="ce10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2"/>
          <table:table-cell table:style-name="ce23"/>
          <table:table-cell table:style-name="ce28"/>
          <table:table-cell table:style-name="ce12"/>
          <table:table-cell table:style-name="ce23" table:number-columns-repeated="2"/>
          <table:table-cell table:style-name="ce28"/>
          <table:table-cell table:style-name="ce12" office:value-type="string">
            <text:p>Séduction</text:p>
          </table:table-cell>
          <table:table-cell table:style-name="ce23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54" table:formula="of:=SUM([.N25:.N35])" office:value-type="float" office:value="702">
            <text:p>702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>
            <text:p>Nom de l'effect</text:p>
          </table:table-cell>
          <table:table-cell table:style-name="ce24"/>
          <table:table-cell table:style-name="ce29"/>
          <table:table-cell table:style-name="ce13" office:value-type="string">
            <text:p>Rang</text:p>
          </table:table-cell>
          <table:table-cell table:style-name="ce29"/>
          <table:table-cell table:style-name="ce13" office:value-type="string">
            <text:p>Points (INT)</text:p>
          </table:table-cell>
          <table:table-cell table:style-name="ce29"/>
          <table:table-cell table:style-name="ce13" office:value-type="string">
            <text:p>Traits</text:p>
          </table:table-cell>
          <table:table-cell table:style-name="ce29"/>
          <table:table-cell table:style-name="ce13" office:value-type="string">
            <text:p>Description</text:p>
          </table:table-cell>
          <table:table-cell table:style-name="ce24" table:number-columns-repeated="2"/>
          <table:table-cell table:style-name="ce56"/>
          <table:table-cell table:number-columns-repeated="1010"/>
        </table:table-row>
        <table:table-row table:style-name="ro2">
          <table:table-cell/>
          <table:table-cell table:style-name="ce11" office:value-type="string">
            <text:p>Attaque plasmique</text:p>
          </table:table-cell>
          <table:table-cell table:style-name="ce8"/>
          <table:table-cell table:style-name="ce30"/>
          <table:table-cell table:style-name="ce11" office:value-type="string">
            <text:p>B</text:p>
          </table:table-cell>
          <table:table-cell table:style-name="ce30"/>
          <table:table-cell table:style-name="ce11" table:content-validation-name="val9" office:value-type="float" office:value="75">
            <text:p>75</text:p>
          </table:table-cell>
          <table:table-cell table:style-name="ce30"/>
          <table:table-cell table:style-name="ce11" office:value-type="string">
            <text:p>1 fois par jour</text:p>
          </table:table-cell>
          <table:table-cell table:style-name="ce30"/>
          <table:table-cell table:style-name="ce11" office:value-type="string">
            <text:p>Produit un éclair plasmique qui a une 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 office:value-type="string">
            <text:p>(rechargement</text:p>
          </table:table-cell>
          <table:table-cell table:style-name="ce30"/>
          <table:table-cell table:style-name="ce11" office:value-type="string">
            <text:p>chance de 60% de désintégrer la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 office:value-type="string">
            <text:p>solaire)</text:p>
          </table:table-cell>
          <table:table-cell table:style-name="ce30"/>
          <table:table-cell table:style-name="ce11" office:value-type="string">
            <text:p><text:s/>partie organique touchée, et 40%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<text:s/>pour une partie non-organique.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<text:s/>L'attaque inflige une brûlure et 2D6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<text:s/>points de dégâts (minimum).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Coût en Spirit : 5.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46"/>
          <table:table-cell table:style-name="ce30"/>
          <table:table-cell table:style-name="ce11"/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 office:value-type="string">
            <text:p>Génération de portails</text:p>
          </table:table-cell>
          <table:table-cell table:style-name="ce8"/>
          <table:table-cell table:style-name="ce30"/>
          <table:table-cell table:style-name="ce11" office:value-type="string">
            <text:p>B</text:p>
          </table:table-cell>
          <table:table-cell table:style-name="ce30"/>
          <table:table-cell table:style-name="ce11" table:content-validation-name="val9" office:value-type="float" office:value="50">
            <text:p>50</text:p>
          </table:table-cell>
          <table:table-cell table:style-name="ce30"/>
          <table:table-cell table:style-name="ce46" office:value-type="string">
            <text:p>A vue</text:p>
          </table:table-cell>
          <table:table-cell table:style-name="ce30"/>
          <table:table-cell table:style-name="ce11" office:value-type="string">
            <text:p>Crée un portail A à l'endroit visé, qui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32"/>
          <table:table-cell table:style-name="ce38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peut aspirer une masse de 100kg,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dans une zone spatio-temporelle. Et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crée un portail B à l'endroit visé, qui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fait ressortir ce qu'il y a dans la zone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1"/>
          <table:table-cell table:style-name="ce8"/>
          <table:table-cell table:style-name="ce30"/>
          <table:table-cell table:style-name="ce11"/>
          <table:table-cell table:style-name="ce30"/>
          <table:table-cell table:style-name="ce11" table:content-validation-name="val9"/>
          <table:table-cell table:style-name="ce30"/>
          <table:table-cell table:style-name="ce11"/>
          <table:table-cell table:style-name="ce30"/>
          <table:table-cell table:style-name="ce11" office:value-type="string">
            <text:p>le tour suivant.</text:p>
          </table:table-cell>
          <table:table-cell table:style-name="ce16" table:number-columns-repeated="2"/>
          <table:table-cell table:style-name="ce53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3"/>
          <table:table-cell table:style-name="ce28"/>
          <table:table-cell table:style-name="ce14"/>
          <table:table-cell table:style-name="ce28"/>
          <table:table-cell table:style-name="ce14" table:content-validation-name="val9"/>
          <table:table-cell table:style-name="ce28"/>
          <table:table-cell table:style-name="ce14"/>
          <table:table-cell table:style-name="ce28"/>
          <table:table-cell table:style-name="ce14" office:value-type="string">
            <text:p>Coût en Spirit : 1.</text:p>
          </table:table-cell>
          <table:table-cell table:style-name="ce23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37"/>
          <table:table-cell table:style-name="ce8" table:number-columns-repeated="2"/>
          <table:table-cell table:style-name="ce16" table:number-columns-repeated="2"/>
          <table:table-cell table:style-name="ce57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57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57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10/02/2017</text:date>, <text:time>15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2-10T15:06:02.71</dc:date>
    <meta:editing-duration>P1DT22H45M21S</meta:editing-duration>
    <meta:editing-cycles>134</meta:editing-cycles>
    <meta:generator>OpenOffice/4.1.3$Win32 OpenOffice.org_project/413m1$Build-9783</meta:generator>
    <meta:document-statistic meta:table-count="1" meta:cell-count="239" meta:object-count="0"/>
  </office:meta>
</office:document-meta>
</file>